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a2a99" officeooo:paragraph-rsid="001a2a99" style:font-style-asian="italic" style:font-style-complex="italic"/>
    </style:style>
    <style:style style:name="P2" style:family="paragraph" style:parent-style-name="Standard">
      <style:text-properties fo:font-style="normal" style:text-underline-style="none" officeooo:rsid="001a2a99" officeooo:paragraph-rsid="001a2a99" style:font-style-asian="normal" style:font-style-complex="normal"/>
    </style:style>
    <style:style style:name="P3" style:family="paragraph" style:parent-style-name="Standard">
      <style:text-properties fo:font-style="normal" style:text-underline-style="none" officeooo:rsid="001bc137" officeooo:paragraph-rsid="001bc137" style:font-style-asian="normal" style:font-style-complex="normal"/>
    </style:style>
    <style:style style:name="P4" style:family="paragraph" style:parent-style-name="Standard">
      <style:text-properties fo:font-style="normal" style:text-underline-style="none" officeooo:rsid="001ca38d" officeooo:paragraph-rsid="001ca38d" style:font-style-asian="normal" style:font-style-complex="normal"/>
    </style:style>
    <style:style style:name="P5" style:family="paragraph" style:parent-style-name="Standard">
      <style:text-properties fo:font-style="normal" style:text-underline-style="none" officeooo:rsid="001e0073" officeooo:paragraph-rsid="001e0073" style:font-style-asian="normal" style:font-style-complex="normal"/>
    </style:style>
    <style:style style:name="P6" style:family="paragraph" style:parent-style-name="Standard">
      <style:text-properties fo:font-style="normal" style:text-underline-style="none" officeooo:rsid="001ef026" officeooo:paragraph-rsid="001ef026" style:font-style-asian="normal" style:font-style-complex="normal"/>
    </style:style>
    <style:style style:name="P7" style:family="paragraph" style:parent-style-name="Standard">
      <style:text-properties fo:font-style="normal" style:text-underline-style="none" officeooo:rsid="001f7123" officeooo:paragraph-rsid="001f7123" style:font-style-asian="normal" style:font-style-complex="normal"/>
    </style:style>
    <style:style style:name="P8" style:family="paragraph" style:parent-style-name="Text_20_body">
      <style:text-properties fo:font-style="normal" style:text-underline-style="none" officeooo:rsid="001f7123" officeooo:paragraph-rsid="001f7123" style:font-style-asian="normal" style:font-style-complex="normal"/>
    </style:style>
    <style:style style:name="P9" style:family="paragraph" style:parent-style-name="Standard">
      <style:text-properties fo:font-style="normal" style:text-underline-style="none" officeooo:rsid="00206471" officeooo:paragraph-rsid="00206471" style:font-style-asian="normal" style:font-style-complex="normal"/>
    </style:style>
    <style:style style:name="P10" style:family="paragraph" style:parent-style-name="Standard">
      <style:text-properties fo:font-style="normal" style:text-underline-style="none" officeooo:rsid="00215016" officeooo:paragraph-rsid="00215016" style:font-style-asian="normal" style:font-style-complex="normal"/>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T1" style:family="text">
      <style:text-properties officeooo:rsid="001af8a8"/>
    </style:style>
    <style:style style:name="T2" style:family="text">
      <style:text-properties officeooo:rsid="001bc137"/>
    </style:style>
    <style:style style:name="T3" style:family="text">
      <style:text-properties officeooo:rsid="001ca38d"/>
    </style:style>
    <style:style style:name="T4" style:family="text">
      <style:text-properties officeooo:rsid="001ef026"/>
    </style:style>
    <style:style style:name="T5" style:family="text">
      <style:text-properties officeooo:rsid="00206471"/>
    </style:style>
    <style:style style:name="T6" style:family="text">
      <style:text-properties officeooo:rsid="00216bb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6/2022 @ 13:12</text:p>
      <text:p text:style-name="P1"/>
      <text:p text:style-name="P2"><text:s text:c="2"/><text:span text:style-name="T1">The majority of initial find</text:span><text:span text:style-name="T2">i</text:span><text:span text:style-name="T1">ngs look promising, but doesn’t look to have any sort of thermal cutoff in the event of an overheat. <text:s/></text:span><text:span text:style-name="T2">It looks like thermal management for the Battery management System (BMS) is an external thing, <text:s/>So may need to be mounted close to the BMS or encased in a way that the BMS and battery temperature is close. <text:s/>With that being said, I’ll need to narrow down a few things:</text:span></text:p>
      <text:p text:style-name="P2"/>
      <text:p text:style-name="P3">A BMS with some sort of thermal management.</text:p>
      <text:p text:style-name="P3">It needs to have provisions to plug in a battery and solar panel and an output</text:p>
      <text:p text:style-name="P3">It needs <text:span text:style-name="T3">use 3.7V – 5V</text:span></text:p>
      <text:p text:style-name="P3"/>
      <text:p text:style-name="P4">As Andy brought up in the TPR review conversation, I need to keep in mind of the charge rate (most likely for overcharging issues), so I will keep that in mind when I choose a battery cell.</text:p>
      <text:p text:style-name="P4"/>
      <text:p text:style-name="P4">I also noticed that the BMS’s thermal protection is the range of the LiPo battery’s thermal operation range as well.</text:p>
      <text:p text:style-name="P4"/>
      <text:p text:style-name="P4">Time to narrow down choices of BMS’s.</text:p>
      <text:p text:style-name="P4"/>
      <text:p text:style-name="P5">Based on last semester’s power consumption, the most current the package is demanding from the battery is 175mA at 3.7V. (This is consistently sending and receiving at the boosted level). <text:s/>I think using the boosted values will make most sense since we had very low package success rate (around 50% when observing for a few minutes). <text:s/><text:span text:style-name="T4">This is more for the battery side in terms of constant demand.</text:span></text:p>
      <text:p text:style-name="P5"/>
      <text:p text:style-name="P6">BMS Choices (Will most likely be for the battery ONLY):</text:p>
      <text:p text:style-name="P6"><text:s/></text:p>
      <text:p text:style-name="P6"/>
      <text:p text:style-name="P7">Tangent</text:p>
      <text:p text:style-name="P7"><text:s/>I stumbled upon a different type of battery that may not need any sort of temperature monitoring. <text:s/>I<text:span text:style-name="T6">t</text:span> is called the Lithium Titanate battery. <text:s/>This is still a rechargeable battery, but has a lower voltage range (2.4v). <text:s/>I am currently looking some info on a possible 3.7V type. <text:s/>This the Pros and Cons lifted from batteryspace.com:</text:p>
      <text:p text:style-name="P7"/>
      <text:p text:style-name="P8"><text:span text:style-name="Strong_20_Emphasis">Advantages:</text:span></text:p>
      <text:list xml:id="list422074696" text:style-name="L1">
        <text:list-item>
          <text:p text:style-name="P12">Li-Titanate batteries have a wider operating temperature range <text:span text:style-name="Strong_20_Emphasis">(-30-55°C)</text:span> and a recharge efficiency exceeding 98%, compared to other carbon based batteries. </text:p>
        </text:list-item>
        <text:list-item>
          <text:p text:style-name="P12">Li-Titanate batteries as long cyecle life: <text:span text:style-name="Strong_20_Emphasis">&gt; 3000-7000 cycles</text:span> </text:p>
        </text:list-item>
        <text:list-item>
          <text:p text:style-name="P12">Li-Titanate batteries are high security, high stability. </text:p>
        </text:list-item>
        <text:list-item>
          <text:p text:style-name="P12">Li-Titanate batteries are faster to charge than other lithium-ion batteries. Data shows that these batteries can be safely charged at rates higher than <text:span text:style-name="Strong_20_Emphasis">10C</text:span>. </text:p>
        </text:list-item>
        <text:list-item>
          <text:p text:style-name="P11">Li-Titanate batteries are green &amp; eco-friendly. </text:p>
        </text:list-item>
      </text:list>
      <text:p text:style-name="Text_20_body"><text:span text:style-name="Strong_20_Emphasis">Disadvantage:</text:span></text:p>
      <text:p text:style-name="Text_20_body">The disadvantage is that lithium-titanate batteries have a lower inherent voltage <text:span text:style-name="Strong_20_Emphasis">(2.4V/cell)</text:span>, which leads to a lower energy density than conventional lithium-ion battery technologies. But the energy <text:soft-page-break/>density of LTO ‐ based batteries is still higher than lead acid and NiCad batteries.</text:p>
      <text:p text:style-name="Text_20_body"><text:span text:style-name="Strong_20_Emphasis">Applications:</text:span> Ideal for High Rate and High Cycle Life Applications</text:p>
      <text:p text:style-name="Text_20_body">Because of the benefits of lithium titanate in terms of high security, high stability, long life and green features, lithium titanate batteries can be widely used in military, aerospace, electric vehicles and charging stations, tourist coaches, yachts, wind and solar energy storage power, traffic signals, solar hybrid street lighting, UPS power supply, home storage, coal, disaster relief emergency, weather radar, electricity, smart grid, communication base stations, hospitals, finance, telecommunications as well as system critical backup power systems.</text:p>
      <text:p text:style-name="P7">This could be the battery type I was looking for last semester. <text:span text:style-name="T5">(NOTE: 1C = 1.3A)</text:span></text:p>
      <text:p text:style-name="P9">Looks like a hard to obtain battery type and seems to be relatively expensive due to the lack of manufactureing.</text:p>
      <text:p text:style-name="P9"/>
      <text:p text:style-name="P10">STOP @ 15: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0T19:15:54.981000000</dc:date>
    <meta:editing-duration>PT2H5M3S</meta:editing-duration>
    <meta:editing-cycles>4</meta:editing-cycles>
    <meta:generator>LibreOffice/7.3.1.3$Windows_X86_64 LibreOffice_project/a69ca51ded25f3eefd52d7bf9a5fad8c90b87951</meta:generator>
    <meta:document-statistic meta:table-count="0" meta:image-count="0" meta:object-count="0" meta:page-count="2" meta:paragraph-count="26" meta:word-count="546" meta:character-count="3316" meta:non-whitespace-character-count="2781"/>
  </office:meta>
</office:document-meta>
</file>